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1d62c5" officeooo:paragraph-rsid="001d62c5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fo:font-weight="normal" officeooo:rsid="001d62c5" officeooo:paragraph-rsid="001d62c5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20pt" fo:font-weight="bold" officeooo:rsid="001d62c5" officeooo:paragraph-rsid="001d62c5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ff0000" loext:opacity="100%" fo:font-size="18pt" fo:font-weight="normal" officeooo:rsid="001d62c5" officeooo:paragraph-rsid="001d62c5" style:font-size-asian="18pt" style:font-weight-asian="normal" style:font-size-complex="18pt" style:font-weight-complex="normal"/>
    </style:style>
    <style:style style:name="P5" style:family="paragraph" style:parent-style-name="Standard">
      <style:text-properties fo:color="#000000" loext:opacity="100%" fo:font-size="16pt" fo:font-weight="normal" officeooo:rsid="001ef313" officeooo:paragraph-rsid="001d62c5" style:font-size-asian="16pt" style:font-weight-asian="normal" style:font-size-complex="16pt" style:font-weight-complex="normal"/>
    </style:style>
    <style:style style:name="P6" style:family="paragraph" style:parent-style-name="Standard">
      <style:text-properties fo:color="#ff0000" loext:opacity="100%" fo:font-size="16pt" fo:font-weight="normal" officeooo:rsid="001ef313" officeooo:paragraph-rsid="001ef313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fo:color="#000000" loext:opacity="100%" fo:font-size="14pt" fo:font-weight="normal" officeooo:rsid="001ef313" officeooo:paragraph-rsid="001ef313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6pt" fo:font-weight="normal" officeooo:rsid="001ef313" officeooo:paragraph-rsid="001ef313" style:font-size-asian="14pt" style:font-weight-asian="normal" style:font-size-complex="16pt" style:font-weight-complex="normal"/>
    </style:style>
    <style:style style:name="P9" style:family="paragraph" style:parent-style-name="Standard" style:list-style-name="L2">
      <style:text-properties fo:color="#000000" loext:opacity="100%" fo:font-size="14pt" fo:font-weight="normal" officeooo:rsid="001ef313" officeooo:paragraph-rsid="001ef313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1ef313" officeooo:paragraph-rsid="001ef313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8pt" fo:font-weight="bold" officeooo:rsid="001ef313" officeooo:paragraph-rsid="001ef313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0000" loext:opacity="100%" fo:font-size="18pt" fo:font-weight="normal" officeooo:rsid="001ef313" officeooo:paragraph-rsid="001ef313" style:font-size-asian="18pt" style:font-weight-asian="normal" style:font-size-complex="18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1f7d0c" officeooo:paragraph-rsid="001f7d0c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20e8fa" officeooo:paragraph-rsid="0020e8fa" style:font-size-asian="12.25pt" style:font-weight-asian="normal" style:font-size-complex="14pt" style:font-weight-complex="normal"/>
    </style:style>
    <style:style style:name="T1" style:family="text">
      <style:text-properties officeooo:rsid="0020e8fa"/>
    </style:style>
    <style:style style:name="T2" style:family="text">
      <style:text-properties fo:color="#ff0000" loext:opacity="100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officeooo:rsid="001ef313" style:font-size-asian="14pt" style:font-size-complex="14pt"/>
    </style:style>
    <style:style style:name="T7" style:family="text">
      <style:text-properties fo:color="#000000" loext:opacity="100%"/>
    </style:style>
    <style:style style:name="T8" style:family="text">
      <style:text-properties officeooo:rsid="001f7d0c"/>
    </style:style>
    <style:style style:name="T9" style:family="text">
      <style:text-properties fo:font-variant="normal" fo:text-transform="none" fo:font-family="Calibri, sans-serif" fo:letter-spacing="normal" fo:font-style="normal" officeooo:rsid="001f7d0c"/>
    </style:style>
    <style:style style:name="T10" style:family="text">
      <style:text-properties fo:font-variant="normal" fo:text-transform="none" fo:font-family="Calibri, sans-serif" fo:letter-spacing="normal" fo:font-style="normal"/>
    </style:style>
    <style:style style:name="T11" style:family="text">
      <style:text-properties fo:font-weight="bold" officeooo:rsid="0020e8fa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4b58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pan text:style-name="T1">M</text:span>odalidad SaaS (software como servicio) de los sistemas ERP. En qué consiste y características. Ventajas e Inconvenientes</text:p>
      <text:p text:style-name="P1"/>
      <text:p text:style-name="P2"><text:span text:style-name="T2">De que trata el modelo SaaS:</text:span> <text:span text:style-name="T3">Es un tipo de modelo de distribución de software en el que el soporte lógico y los datos se guardan en los servidores de su proveedor por internet <text:s/></text:span></text:p>
      <text:p text:style-name="P3"/>
      <text:p text:style-name="P4"><text:span text:style-name="T4">Características SaaS:</text:span> <text:span text:style-name="T5">acceso y administración mediante la red, permite el acceso a las aplicaciones a través de la web, la distribución es muy parecida a la uno a muchis(una instancia con varios usuarios), </text:span><text:span text:style-name="T6">tiene actualizaciones centralizadas(todos los dispositivos se actualizan al mismo tiempo).</text:span></text:p>
      <text:p text:style-name="P5"/>
      <text:p text:style-name="P6">Algunas ventajas:<text:span text:style-name="T7"> </text:span></text:p>
      <text:list text:style-name="L1">
        <text:list-item>
          <text:p text:style-name="P7">reducción de costos debido a que no se necesita un area de soporte especializada para el sistema para cliente</text:p>
          <text:p text:style-name="P7"/>
        </text:list-item>
        <text:list-item>
          <text:p text:style-name="P7">la proveedora es responsable de que funcione</text:p>
          <text:p text:style-name="P7"/>
        </text:list-item>
        <text:list-item>
          <text:p text:style-name="P7"><text:s/>servicio de atención continua por parte del proveedor</text:p>
          <text:p text:style-name="P7"/>
        </text:list-item>
        <text:list-item>
          <text:p text:style-name="P7">la proveedora da medios para acceder de manera segura a los entornos de la aplicación </text:p>
        </text:list-item>
      </text:list>
      <text:p text:style-name="P8"/>
      <text:p text:style-name="P6">Desventajas:</text:p>
      <text:list text:style-name="L2">
        <text:list-item>
          <text:p text:style-name="P9">el usuario no tiene acceso directo porque los contenidos estan guardados en acceso remoto</text:p>
          <text:p text:style-name="P9"/>
        </text:list-item>
        <text:list-item>
          <text:p text:style-name="P9">el usuario no puede acceder al programa, no puede hacer modificaciones </text:p>
          <text:p text:style-name="P9"/>
        </text:list-item>
        <text:list-item>
          <text:p text:style-name="P9">el programa y servicio depende de la empresa, impidiendo la migracion a otro servicio usando el mismo programa</text:p>
          <text:p text:style-name="P9"/>
        </text:list-item>
        <text:list-item>
          <text:p text:style-name="P9"><text:s/><text:span text:style-name="T8">si no hay servicio de internet , el usuario no podrá usar el programa</text:span> </text:p>
        </text:list-item>
      </text:list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1"><text:span text:style-name="T9">Comparativa </text:span><text:span text:style-name="T10">ERP Open Source y ERP SaaS</text:span> </text:p>
      <text:p text:style-name="P12"/>
      <text:p text:style-name="P13">Los <text:span text:style-name="T11">ERP</text:span><text:span text:style-name="T12"> open source</text:span> no pos<text:span text:style-name="T1">e</text:span>en un costo para ser utilizados, son gratu<text:span text:style-name="T1">í</text:span>tos, permiten ser modificados y no dependen de un proveedor además de que pueden acceder a los contenidos en todo momento, <text:span text:style-name="T1">pero, requieren un mayor conocimiento para la instalaci</text:span><text:span text:style-name="T13">ó</text:span><text:span text:style-name="T1">n y mantenimiento además de que dependen de la comunidad o alguien externo p</text:span><text:span text:style-name="T13">a</text:span><text:span text:style-name="T1">ra las actualizaciones, haciendo que estas sean escasas.</text:span></text:p>
      <text:p text:style-name="P13"/>
      <text:p text:style-name="P14">Por otra parte las <text:span text:style-name="T12">SaaS</text:span> requieren una inversión monetari<text:span text:style-name="T13">a</text:span> para poder usarlas, estando a merced del proveedor. La aplicación no se puede modificar y los archivos solo se pueden acceder en remoto, pero a cambio reciben mantenimiento , un servicio de atencion al cliente constante, y una manera segura de acceder a los entornos de la aplicacion</text:p>
      <text:p text:style-name="P14"/>
      <text:p text:style-name="P14">En resumen el SaaS tiene un mayor costo inicial,menor personalizacion,menor control a la hora de acceder a los archivos pero requiere un menor nivel de conocimiento tecnico, mientras que los open source no tiene un costop inicial y el accesoa los archivos es deirecto poro requiere un mayor conocimiento tecnico además de que las actualizaciones probablemente sean muy escas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7:44:34.514346700</meta:creation-date>
    <dc:date>2025-09-23T18:31:48.665485000</dc:date>
    <meta:editing-duration>PT1M15S</meta:editing-duration>
    <meta:editing-cycles>1</meta:editing-cycles>
    <meta:document-statistic meta:table-count="0" meta:image-count="0" meta:object-count="0" meta:page-count="2" meta:paragraph-count="17" meta:word-count="396" meta:character-count="2422" meta:non-whitespace-character-count="2042"/>
    <meta:generator>LibreOffice/25.2.5.2$Windows_X86_64 LibreOffice_project/03d19516eb2e1dd5d4ccd751a0d6f35f35e08022</meta:generator>
  </office:meta>
</office:document-meta>
</file>